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58544in" svg:y="4.08369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88934in" svg:y="4.11599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1">
            <text:p>Initial x</text:p>
          </table:table-cell>
          <table:table-cell office:value-type="float" office:value="3.4" table:style-name="ce1">
            <text:p>3.4</text:p>
          </table:table-cell>
          <table:table-cell office:value-type="float" office:value="3.53" table:style-name="ce1">
            <text:p>3.53</text:p>
          </table:table-cell>
          <table:table-cell office:value-type="float" office:value="3.66" table:style-name="ce1">
            <text:p>3.66</text:p>
          </table:table-cell>
          <table:table-cell office:value-type="float" office:value="3.79" table:style-name="ce1">
            <text:p>3.79</text:p>
          </table:table-cell>
          <table:table-cell office:value-type="float" office:value="3.92" table:style-name="ce1">
            <text:p>3.92</text:p>
          </table:table-cell>
          <table:table-cell office:value-type="float" office:value="4.05" table:style-name="ce1">
            <text:p>4.05</text:p>
          </table:table-cell>
          <table:table-cell office:value-type="float" office:value="4.18" table:style-name="ce1">
            <text:p>4.18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57" table:style-name="ce1">
            <text:p>4.57</text:p>
          </table:table-cell>
          <table:table-cell office:value-type="float" office:value="4.7" table:style-name="ce1">
            <text:p>4.7</text:p>
          </table:table-cell>
          <table:table-cell office:value-type="float" office:value="4.83" table:style-name="ce1">
            <text:p>4.83</text:p>
          </table:table-cell>
          <table:table-cell office:value-type="float" office:value="4.96" table:style-name="ce1">
            <text:p>4.96</text:p>
          </table:table-cell>
          <table:table-cell office:value-type="float" office:value="5.09" table:style-name="ce1">
            <text:p>5.09</text:p>
          </table:table-cell>
          <table:table-cell office:value-type="float" office:value="5.22" table:style-name="ce1">
            <text:p>5.22</text:p>
          </table:table-cell>
          <table:table-cell office:value-type="float" office:value="5.35" table:style-name="ce1">
            <text:p>5.35</text:p>
          </table:table-cell>
          <table:table-cell office:value-type="float" office:value="5.48" table:style-name="ce1">
            <text:p>5.48</text:p>
          </table:table-cell>
          <table:table-cell office:value-type="float" office:value="5.61" table:style-name="ce1">
            <text:p>5.61</text:p>
          </table:table-cell>
          <table:table-cell office:value-type="float" office:value="5.74" table:style-name="ce1">
            <text:p>5.74</text:p>
          </table:table-cell>
          <table:table-cell office:value-type="float" office:value="5.87" table:style-name="ce1">
            <text:p>5.87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Transition_norm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N862</text:p>
          </table:table-cell>
          <table:table-cell office:value-type="string" table:style-name="ce1">
            <text:p>N863</text:p>
          </table:table-cell>
          <table:table-cell office:value-type="string" table:style-name="ce1">
            <text:p>N864</text:p>
          </table:table-cell>
          <table:table-cell office:value-type="string" table:style-name="ce1">
            <text:p>N865</text:p>
          </table:table-cell>
          <table:table-cell office:value-type="string" table:style-name="ce1">
            <text:p>N866</text:p>
          </table:table-cell>
          <table:table-cell office:value-type="string" table:style-name="ce1">
            <text:p>N867</text:p>
          </table:table-cell>
          <table:table-cell office:value-type="string" table:style-name="ce1">
            <text:p>N868</text:p>
          </table:table-cell>
          <table:table-cell office:value-type="string" table:style-name="ce1">
            <text:p>N869</text:p>
          </table:table-cell>
          <table:table-cell office:value-type="string" table:style-name="ce1">
            <text:p>N870</text:p>
          </table:table-cell>
          <table:table-cell office:value-type="string" table:style-name="ce1">
            <text:p>N871</text:p>
          </table:table-cell>
          <table:table-cell office:value-type="string" table:style-name="ce1">
            <text:p>N872</text:p>
          </table:table-cell>
          <table:table-cell office:value-type="string" table:style-name="ce1">
            <text:p>N873</text:p>
          </table:table-cell>
          <table:table-cell office:value-type="string" table:style-name="ce1">
            <text:p>N874</text:p>
          </table:table-cell>
          <table:table-cell office:value-type="string" table:style-name="ce1">
            <text:p>N875</text:p>
          </table:table-cell>
          <table:table-cell office:value-type="string" table:style-name="ce1">
            <text:p>N876</text:p>
          </table:table-cell>
          <table:table-cell office:value-type="string" table:style-name="ce1">
            <text:p>N877</text:p>
          </table:table-cell>
          <table:table-cell office:value-type="string" table:style-name="ce1">
            <text:p>N878</text:p>
          </table:table-cell>
          <table:table-cell office:value-type="string" table:style-name="ce1">
            <text:p>N879</text:p>
          </table:table-cell>
          <table:table-cell office:value-type="string" table:style-name="ce1">
            <text:p>N880</text:p>
          </table:table-cell>
          <table:table-cell office:value-type="string" table:style-name="ce1">
            <text:p>N881</text:p>
          </table:table-cell>
          <table:table-cell office:value-type="string" table:style-name="ce1">
            <text:p>N8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agrange e_xx</text:p>
          </table:table-cell>
          <table:table-cell office:value-type="float" office:value="0.52444299999999999" table:style-name="ce1">
            <text:p>0.524443</text:p>
          </table:table-cell>
          <table:table-cell office:value-type="float" office:value="0.547462" table:style-name="ce1">
            <text:p>0.547462</text:p>
          </table:table-cell>
          <table:table-cell office:value-type="float" office:value="0.60579099999999997" table:style-name="ce1">
            <text:p>0.605791</text:p>
          </table:table-cell>
          <table:table-cell office:value-type="float" office:value="0.69135800000000003" table:style-name="ce1">
            <text:p>0.691358</text:p>
          </table:table-cell>
          <table:table-cell office:value-type="float" office:value="0.81011999999999995" table:style-name="ce1">
            <text:p>0.81012</text:p>
          </table:table-cell>
          <table:table-cell office:value-type="float" office:value="0.96584099999999995" table:style-name="ce1">
            <text:p>0.965841</text:p>
          </table:table-cell>
          <table:table-cell office:value-type="float" office:value="1.15029" table:style-name="ce1">
            <text:p>1.15029</text:p>
          </table:table-cell>
          <table:table-cell office:value-type="float" office:value="1.3142499999999999" table:style-name="ce1">
            <text:p>1.31425</text:p>
          </table:table-cell>
          <table:table-cell office:value-type="float" office:value="1.3796600000000001" table:style-name="ce1">
            <text:p>1.37966</text:p>
          </table:table-cell>
          <table:table-cell office:value-type="float" office:value="1.3465499999999999" table:style-name="ce1">
            <text:p>1.34655</text:p>
          </table:table-cell>
          <table:table-cell office:value-type="float" office:value="1.2775700000000001" table:style-name="ce1">
            <text:p>1.27757</text:p>
          </table:table-cell>
          <table:table-cell office:value-type="float" office:value="1.2053400000000001" table:style-name="ce1">
            <text:p>1.20534</text:p>
          </table:table-cell>
          <table:table-cell office:value-type="float" office:value="1.1386499999999999" table:style-name="ce1">
            <text:p>1.13865</text:p>
          </table:table-cell>
          <table:table-cell office:value-type="float" office:value="1.0783400000000001" table:style-name="ce1">
            <text:p>1.07834</text:p>
          </table:table-cell>
          <table:table-cell office:value-type="float" office:value="1.0227599999999999" table:style-name="ce1">
            <text:p>1.02276</text:p>
          </table:table-cell>
          <table:table-cell office:value-type="float" office:value="0.96794599999999997" table:style-name="ce1">
            <text:p>0.967946</text:p>
          </table:table-cell>
          <table:table-cell office:value-type="float" office:value="0.90500599999999998" table:style-name="ce1">
            <text:p>0.905006</text:p>
          </table:table-cell>
          <table:table-cell office:value-type="float" office:value="0.81377500000000003" table:style-name="ce1">
            <text:p>0.813775</text:p>
          </table:table-cell>
          <table:table-cell office:value-type="float" office:value="0.654173" table:style-name="ce1">
            <text:p>0.654173</text:p>
          </table:table-cell>
          <table:table-cell office:value-type="float" office:value="0.37811699999999998" table:style-name="ce1">
            <text:p>0.378117</text:p>
          </table:table-cell>
          <table:table-cell office:value-type="float" office:value="0.20547799999999999" table:style-name="ce1">
            <text:p>0.20547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isplaement x</text:p>
          </table:table-cell>
          <table:table-cell office:value-type="float" office:value="-1.7602599999999999" table:style-name="ce1">
            <text:p>-1.76026</text:p>
          </table:table-cell>
          <table:table-cell office:value-type="float" office:value="-1.7045699999999999" table:style-name="ce1">
            <text:p>-1.70457</text:p>
          </table:table-cell>
          <table:table-cell office:value-type="float" office:value="-1.64473" table:style-name="ce1">
            <text:p>-1.64473</text:p>
          </table:table-cell>
          <table:table-cell office:value-type="float" office:value="-1.57881" table:style-name="ce1">
            <text:p>-1.57881</text:p>
          </table:table-cell>
          <table:table-cell office:value-type="float" office:value="-1.5044500000000001" table:style-name="ce1">
            <text:p>-1.50445</text:p>
          </table:table-cell>
          <table:table-cell office:value-type="float" office:value="-1.4191" table:style-name="ce1">
            <text:p>-1.4191</text:p>
          </table:table-cell>
          <table:table-cell office:value-type="float" office:value="-1.3204899999999999" table:style-name="ce1">
            <text:p>-1.32049</text:p>
          </table:table-cell>
          <table:table-cell office:value-type="float" office:value="-1.20804" table:style-name="ce1">
            <text:p>-1.20804</text:p>
          </table:table-cell>
          <table:table-cell office:value-type="float" office:value="-1.0871900000000001" table:style-name="ce1">
            <text:p>-1.08719</text:p>
          </table:table-cell>
          <table:table-cell office:value-type="float" office:value="-0.96644399999999997" table:style-name="ce1">
            <text:p>-0.966444</text:p>
          </table:table-cell>
          <table:table-cell office:value-type="float" office:value="-0.849472" table:style-name="ce1">
            <text:p>-0.849472</text:p>
          </table:table-cell>
          <table:table-cell office:value-type="float" office:value="-0.737263" table:style-name="ce1">
            <text:p>-0.737263</text:p>
          </table:table-cell>
          <table:table-cell office:value-type="float" office:value="-0.62983699999999998" table:style-name="ce1">
            <text:p>-0.629837</text:p>
          </table:table-cell>
          <table:table-cell office:value-type="float" office:value="-0.52690800000000004" table:style-name="ce1">
            <text:p>-0.526908</text:p>
          </table:table-cell>
          <table:table-cell office:value-type="float" office:value="-0.428174" table:style-name="ce1">
            <text:p>-0.428174</text:p>
          </table:table-cell>
          <table:table-cell office:value-type="float" office:value="-0.33349499999999999" table:style-name="ce1">
            <text:p>-0.333495</text:p>
          </table:table-cell>
          <table:table-cell office:value-type="float" office:value="-0.24313399999999999" table:style-name="ce1">
            <text:p>-0.243134</text:p>
          </table:table-cell>
          <table:table-cell office:value-type="float" office:value="-0.15834599999999999" table:style-name="ce1">
            <text:p>-0.158346</text:p>
          </table:table-cell>
          <table:table-cell office:value-type="float" office:value="-8.2708900000000002E-2" table:style-name="ce1">
            <text:p>-0.0827089</text:p>
          </table:table-cell>
          <table:table-cell office:value-type="float" office:value="-2.46789E-2" table:style-name="ce1">
            <text:p>-0.0246789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ition_norm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N862</text:p>
          </table:table-cell>
          <table:table-cell office:value-type="string" table:style-name="ce1">
            <text:p>N863</text:p>
          </table:table-cell>
          <table:table-cell office:value-type="string" table:style-name="ce1">
            <text:p>N864</text:p>
          </table:table-cell>
          <table:table-cell office:value-type="string" table:style-name="ce1">
            <text:p>N865</text:p>
          </table:table-cell>
          <table:table-cell office:value-type="string" table:style-name="ce1">
            <text:p>N866</text:p>
          </table:table-cell>
          <table:table-cell office:value-type="string" table:style-name="ce1">
            <text:p>N867</text:p>
          </table:table-cell>
          <table:table-cell office:value-type="string" table:style-name="ce1">
            <text:p>N868</text:p>
          </table:table-cell>
          <table:table-cell office:value-type="string" table:style-name="ce1">
            <text:p>N869</text:p>
          </table:table-cell>
          <table:table-cell office:value-type="string" table:style-name="ce1">
            <text:p>N870</text:p>
          </table:table-cell>
          <table:table-cell office:value-type="string" table:style-name="ce1">
            <text:p>N871</text:p>
          </table:table-cell>
          <table:table-cell office:value-type="string" table:style-name="ce1">
            <text:p>N872</text:p>
          </table:table-cell>
          <table:table-cell office:value-type="string" table:style-name="ce1">
            <text:p>N873</text:p>
          </table:table-cell>
          <table:table-cell office:value-type="string" table:style-name="ce1">
            <text:p>N874</text:p>
          </table:table-cell>
          <table:table-cell office:value-type="string" table:style-name="ce1">
            <text:p>N875</text:p>
          </table:table-cell>
          <table:table-cell office:value-type="string" table:style-name="ce1">
            <text:p>N876</text:p>
          </table:table-cell>
          <table:table-cell office:value-type="string" table:style-name="ce1">
            <text:p>N877</text:p>
          </table:table-cell>
          <table:table-cell office:value-type="string" table:style-name="ce1">
            <text:p>N878</text:p>
          </table:table-cell>
          <table:table-cell office:value-type="string" table:style-name="ce1">
            <text:p>N879</text:p>
          </table:table-cell>
          <table:table-cell office:value-type="string" table:style-name="ce1">
            <text:p>N880</text:p>
          </table:table-cell>
          <table:table-cell office:value-type="string" table:style-name="ce1">
            <text:p>N881</text:p>
          </table:table-cell>
          <table:table-cell office:value-type="string" table:style-name="ce1">
            <text:p>N8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agrange e_xx</text:p>
          </table:table-cell>
          <table:table-cell office:value-type="float" office:value="0.53029999999999999" table:style-name="ce1">
            <text:p>0.5303</text:p>
          </table:table-cell>
          <table:table-cell office:value-type="float" office:value="0.55168200000000001" table:style-name="ce1">
            <text:p>0.551682</text:p>
          </table:table-cell>
          <table:table-cell office:value-type="float" office:value="0.606101" table:style-name="ce1">
            <text:p>0.606101</text:p>
          </table:table-cell>
          <table:table-cell office:value-type="float" office:value="0.68617099999999998" table:style-name="ce1">
            <text:p>0.686171</text:p>
          </table:table-cell>
          <table:table-cell office:value-type="float" office:value="0.79622899999999996" table:style-name="ce1">
            <text:p>0.796229</text:p>
          </table:table-cell>
          <table:table-cell office:value-type="float" office:value="0.93623199999999995" table:style-name="ce1">
            <text:p>0.936232</text:p>
          </table:table-cell>
          <table:table-cell office:value-type="float" office:value="1.0935299999999999" table:style-name="ce1">
            <text:p>1.09353</text:p>
          </table:table-cell>
          <table:table-cell office:value-type="float" office:value="1.23617" table:style-name="ce1">
            <text:p>1.23617</text:p>
          </table:table-cell>
          <table:table-cell office:value-type="float" office:value="1.3242799999999999" table:style-name="ce1">
            <text:p>1.32428</text:p>
          </table:table-cell>
          <table:table-cell office:value-type="float" office:value="1.3422499999999999" table:style-name="ce1">
            <text:p>1.34225</text:p>
          </table:table-cell>
          <table:table-cell office:value-type="float" office:value="1.3089599999999999" table:style-name="ce1">
            <text:p>1.30896</text:p>
          </table:table-cell>
          <table:table-cell office:value-type="float" office:value="1.25271" table:style-name="ce1">
            <text:p>1.25271</text:p>
          </table:table-cell>
          <table:table-cell office:value-type="float" office:value="1.1912799999999999" table:style-name="ce1">
            <text:p>1.19128</text:p>
          </table:table-cell>
          <table:table-cell office:value-type="float" office:value="1.1316299999999999" table:style-name="ce1">
            <text:p>1.13163</text:p>
          </table:table-cell>
          <table:table-cell office:value-type="float" office:value="1.0747800000000001" table:style-name="ce1">
            <text:p>1.07478</text:p>
          </table:table-cell>
          <table:table-cell office:value-type="float" office:value="1.0177400000000001" table:style-name="ce1">
            <text:p>1.01774</text:p>
          </table:table-cell>
          <table:table-cell office:value-type="float" office:value="0.95162400000000003" table:style-name="ce1">
            <text:p>0.951624</text:p>
          </table:table-cell>
          <table:table-cell office:value-type="float" office:value="0.85521800000000003" table:style-name="ce1">
            <text:p>0.855218</text:p>
          </table:table-cell>
          <table:table-cell office:value-type="float" office:value="0.68611999999999995" table:style-name="ce1">
            <text:p>0.68612</text:p>
          </table:table-cell>
          <table:table-cell office:value-type="float" office:value="0.39483600000000002" table:style-name="ce1">
            <text:p>0.394836</text:p>
          </table:table-cell>
          <table:table-cell office:value-type="float" office:value="0.213167" table:style-name="ce1">
            <text:p>0.21316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isplaement x</text:p>
          </table:table-cell>
          <table:table-cell office:value-type="float" office:value="-1.77569" table:style-name="ce1">
            <text:p>-1.77569</text:p>
          </table:table-cell>
          <table:table-cell office:value-type="float" office:value="-1.71949" table:style-name="ce1">
            <text:p>-1.71949</text:p>
          </table:table-cell>
          <table:table-cell office:value-type="float" office:value="-1.65944" table:style-name="ce1">
            <text:p>-1.65944</text:p>
          </table:table-cell>
          <table:table-cell office:value-type="float" office:value="-1.59371" table:style-name="ce1">
            <text:p>-1.59371</text:p>
          </table:table-cell>
          <table:table-cell office:value-type="float" office:value="-1.52006" table:style-name="ce1">
            <text:p>-1.52006</text:p>
          </table:table-cell>
          <table:table-cell office:value-type="float" office:value="-1.4362299999999999" table:style-name="ce1">
            <text:p>-1.43623</text:p>
          </table:table-cell>
          <table:table-cell office:value-type="float" office:value="-1.34057" table:style-name="ce1">
            <text:p>-1.34057</text:p>
          </table:table-cell>
          <table:table-cell office:value-type="float" office:value="-1.2332000000000001" table:style-name="ce1">
            <text:p>-1.2332</text:p>
          </table:table-cell>
          <table:table-cell office:value-type="float" office:value="-1.1172" table:style-name="ce1">
            <text:p>-1.1172</text:p>
          </table:table-cell>
          <table:table-cell office:value-type="float" office:value="-0.99787099999999995" table:style-name="ce1">
            <text:p>-0.997871</text:p>
          </table:table-cell>
          <table:table-cell office:value-type="float" office:value="-0.87975099999999995" table:style-name="ce1">
            <text:p>-0.879751</text:p>
          </table:table-cell>
          <table:table-cell office:value-type="float" office:value="-0.76501200000000003" table:style-name="ce1">
            <text:p>-0.765012</text:p>
          </table:table-cell>
          <table:table-cell office:value-type="float" office:value="-0.65430500000000003" table:style-name="ce1">
            <text:p>-0.654305</text:p>
          </table:table-cell>
          <table:table-cell office:value-type="float" office:value="-0.54772299999999996" table:style-name="ce1">
            <text:p>-0.547723</text:p>
          </table:table-cell>
          <table:table-cell office:value-type="float" office:value="-0.445212" table:style-name="ce1">
            <text:p>-0.445212</text:p>
          </table:table-cell>
          <table:table-cell office:value-type="float" office:value="-0.34677200000000002" table:style-name="ce1">
            <text:p>-0.346772</text:p>
          </table:table-cell>
          <table:table-cell office:value-type="float" office:value="-0.25275599999999998" table:style-name="ce1">
            <text:p>-0.252756</text:p>
          </table:table-cell>
          <table:table-cell office:value-type="float" office:value="-0.16450899999999999" table:style-name="ce1">
            <text:p>-0.164509</text:p>
          </table:table-cell>
          <table:table-cell office:value-type="float" office:value="-8.5804800000000001E-2" table:style-name="ce1">
            <text:p>-0.0858048</text:p>
          </table:table-cell>
          <table:table-cell office:value-type="float" office:value="-2.55172E-2" table:style-name="ce1">
            <text:p>-0.0255172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Transition_small(1/5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N862</text:p>
          </table:table-cell>
          <table:table-cell office:value-type="string" table:style-name="ce1">
            <text:p>N863</text:p>
          </table:table-cell>
          <table:table-cell office:value-type="string" table:style-name="ce1">
            <text:p>N864</text:p>
          </table:table-cell>
          <table:table-cell office:value-type="string" table:style-name="ce1">
            <text:p>N865</text:p>
          </table:table-cell>
          <table:table-cell office:value-type="string" table:style-name="ce1">
            <text:p>N866</text:p>
          </table:table-cell>
          <table:table-cell office:value-type="string" table:style-name="ce1">
            <text:p>N867</text:p>
          </table:table-cell>
          <table:table-cell office:value-type="string" table:style-name="ce1">
            <text:p>N868</text:p>
          </table:table-cell>
          <table:table-cell office:value-type="string" table:style-name="ce1">
            <text:p>N869</text:p>
          </table:table-cell>
          <table:table-cell office:value-type="string" table:style-name="ce1">
            <text:p>N870</text:p>
          </table:table-cell>
          <table:table-cell office:value-type="string" table:style-name="ce1">
            <text:p>N871</text:p>
          </table:table-cell>
          <table:table-cell office:value-type="string" table:style-name="ce1">
            <text:p>N872</text:p>
          </table:table-cell>
          <table:table-cell office:value-type="string" table:style-name="ce1">
            <text:p>N873</text:p>
          </table:table-cell>
          <table:table-cell office:value-type="string" table:style-name="ce1">
            <text:p>N874</text:p>
          </table:table-cell>
          <table:table-cell office:value-type="string" table:style-name="ce1">
            <text:p>N875</text:p>
          </table:table-cell>
          <table:table-cell office:value-type="string" table:style-name="ce1">
            <text:p>N876</text:p>
          </table:table-cell>
          <table:table-cell office:value-type="string" table:style-name="ce1">
            <text:p>N877</text:p>
          </table:table-cell>
          <table:table-cell office:value-type="string" table:style-name="ce1">
            <text:p>N878</text:p>
          </table:table-cell>
          <table:table-cell office:value-type="string" table:style-name="ce1">
            <text:p>N879</text:p>
          </table:table-cell>
          <table:table-cell office:value-type="string" table:style-name="ce1">
            <text:p>N880</text:p>
          </table:table-cell>
          <table:table-cell office:value-type="string" table:style-name="ce1">
            <text:p>N881</text:p>
          </table:table-cell>
          <table:table-cell office:value-type="string" table:style-name="ce1">
            <text:p>N8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agrange e_xx</text:p>
          </table:table-cell>
          <table:table-cell office:value-type="float" office:value="0.221303" table:style-name="ce1">
            <text:p>0.221303</text:p>
          </table:table-cell>
          <table:table-cell office:value-type="float" office:value="0.25477899999999998" table:style-name="ce1">
            <text:p>0.254779</text:p>
          </table:table-cell>
          <table:table-cell office:value-type="float" office:value="0.30114099999999999" table:style-name="ce1">
            <text:p>0.301141</text:p>
          </table:table-cell>
          <table:table-cell office:value-type="float" office:value="0.310471" table:style-name="ce1">
            <text:p>0.310471</text:p>
          </table:table-cell>
          <table:table-cell office:value-type="float" office:value="0.29919000000000001" table:style-name="ce1">
            <text:p>0.29919</text:p>
          </table:table-cell>
          <table:table-cell office:value-type="float" office:value="0.28336600000000001" table:style-name="ce1">
            <text:p>0.283366</text:p>
          </table:table-cell>
          <table:table-cell office:value-type="float" office:value="0.26777200000000001" table:style-name="ce1">
            <text:p>0.267772</text:p>
          </table:table-cell>
          <table:table-cell office:value-type="float" office:value="0.253554" table:style-name="ce1">
            <text:p>0.253554</text:p>
          </table:table-cell>
          <table:table-cell office:value-type="float" office:value="0.240843" table:style-name="ce1">
            <text:p>0.240843</text:p>
          </table:table-cell>
          <table:table-cell office:value-type="float" office:value="0.22950499999999999" table:style-name="ce1">
            <text:p>0.229505</text:p>
          </table:table-cell>
          <table:table-cell office:value-type="float" office:value="0.219359" table:style-name="ce1">
            <text:p>0.219359</text:p>
          </table:table-cell>
          <table:table-cell office:value-type="float" office:value="0.21023" table:style-name="ce1">
            <text:p>0.21023</text:p>
          </table:table-cell>
          <table:table-cell office:value-type="float" office:value="0.20195399999999999" table:style-name="ce1">
            <text:p>0.201954</text:p>
          </table:table-cell>
          <table:table-cell office:value-type="float" office:value="0.194355" table:style-name="ce1">
            <text:p>0.194355</text:p>
          </table:table-cell>
          <table:table-cell office:value-type="float" office:value="0.18717700000000001" table:style-name="ce1">
            <text:p>0.187177</text:p>
          </table:table-cell>
          <table:table-cell office:value-type="float" office:value="0.17991599999999999" table:style-name="ce1">
            <text:p>0.179916</text:p>
          </table:table-cell>
          <table:table-cell office:value-type="float" office:value="0.17142299999999999" table:style-name="ce1">
            <text:p>0.171423</text:p>
          </table:table-cell>
          <table:table-cell office:value-type="float" office:value="0.158889" table:style-name="ce1">
            <text:p>0.158889</text:p>
          </table:table-cell>
          <table:table-cell office:value-type="float" office:value="0.13558500000000001" table:style-name="ce1">
            <text:p>0.135585</text:p>
          </table:table-cell>
          <table:table-cell office:value-type="float" office:value="8.6893700000000004E-2" table:style-name="ce1">
            <text:p>0.0868937</text:p>
          </table:table-cell>
          <table:table-cell office:value-type="float" office:value="5.3728900000000003E-2" table:style-name="ce1">
            <text:p>0.053728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isplaement x</text:p>
          </table:table-cell>
          <table:table-cell office:value-type="float" office:value="-0.50678500000000004" table:style-name="ce1">
            <text:p>-0.506785</text:p>
          </table:table-cell>
          <table:table-cell office:value-type="float" office:value="-0.480987" table:style-name="ce1">
            <text:p>-0.480987</text:p>
          </table:table-cell>
          <table:table-cell office:value-type="float" office:value="-0.44777699999999998" table:style-name="ce1">
            <text:p>-0.447777</text:p>
          </table:table-cell>
          <table:table-cell office:value-type="float" office:value="-0.412215" table:style-name="ce1">
            <text:p>-0.412215</text:p>
          </table:table-cell>
          <table:table-cell office:value-type="float" office:value="-0.37741200000000003" table:style-name="ce1">
            <text:p>-0.377412</text:p>
          </table:table-cell>
          <table:table-cell office:value-type="float" office:value="-0.34407599999999999" table:style-name="ce1">
            <text:p>-0.344076</text:p>
          </table:table-cell>
          <table:table-cell office:value-type="float" office:value="-0.31233300000000003" table:style-name="ce1">
            <text:p>-0.312333</text:p>
          </table:table-cell>
          <table:table-cell office:value-type="float" office:value="-0.282111" table:style-name="ce1">
            <text:p>-0.282111</text:p>
          </table:table-cell>
          <table:table-cell office:value-type="float" office:value="-0.25328299999999998" table:style-name="ce1">
            <text:p>-0.253283</text:p>
          </table:table-cell>
          <table:table-cell office:value-type="float" office:value="-0.225717" table:style-name="ce1">
            <text:p>-0.225717</text:p>
          </table:table-cell>
          <table:table-cell office:value-type="float" office:value="-0.199294" table:style-name="ce1">
            <text:p>-0.199294</text:p>
          </table:table-cell>
          <table:table-cell office:value-type="float" office:value="-0.17390700000000001" table:style-name="ce1">
            <text:p>-0.173907</text:p>
          </table:table-cell>
          <table:table-cell office:value-type="float" office:value="-0.14946599999999999" table:style-name="ce1">
            <text:p>-0.149466</text:p>
          </table:table-cell>
          <table:table-cell office:value-type="float" office:value="-0.12589600000000001" table:style-name="ce1">
            <text:p>-0.125896</text:p>
          </table:table-cell>
          <table:table-cell office:value-type="float" office:value="-0.103142" table:style-name="ce1">
            <text:p>-0.103142</text:p>
          </table:table-cell>
          <table:table-cell office:value-type="float" office:value="-8.11862E-2" table:style-name="ce1">
            <text:p>-0.0811862</text:p>
          </table:table-cell>
          <table:table-cell office:value-type="float" office:value="-6.0084199999999997E-2" table:style-name="ce1">
            <text:p>-0.0600842</text:p>
          </table:table-cell>
          <table:table-cell office:value-type="float" office:value="-4.0070500000000002E-2" table:style-name="ce1">
            <text:p>-0.0400705</text:p>
          </table:table-cell>
          <table:table-cell office:value-type="float" office:value="-2.1817699999999999E-2" table:style-name="ce1">
            <text:p>-0.0218177</text:p>
          </table:table-cell>
          <table:table-cell office:value-type="float" office:value="-7.0665199999999997E-3" table:style-name="ce1">
            <text:p>-0.00706652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Transition_small_tractionScaled(1/5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grange e_xx</text:p>
          </table:table-cell>
          <table:table-cell office:value-type="float" office:value="1.1916100000000001" table:style-name="ce1">
            <text:p>1.19161</text:p>
          </table:table-cell>
          <table:table-cell office:value-type="float" office:value="1.4407399999999999" table:style-name="ce1">
            <text:p>1.44074</text:p>
          </table:table-cell>
          <table:table-cell office:value-type="float" office:value="1.72784" table:style-name="ce1">
            <text:p>1.72784</text:p>
          </table:table-cell>
          <table:table-cell office:value-type="float" office:value="1.6951099999999999" table:style-name="ce1">
            <text:p>1.69511</text:p>
          </table:table-cell>
          <table:table-cell office:value-type="float" office:value="1.5459799999999999" table:style-name="ce1">
            <text:p>1.54598</text:p>
          </table:table-cell>
          <table:table-cell office:value-type="float" office:value="1.40083" table:style-name="ce1">
            <text:p>1.40083</text:p>
          </table:table-cell>
          <table:table-cell office:value-type="float" office:value="1.27884" table:style-name="ce1">
            <text:p>1.27884</text:p>
          </table:table-cell>
          <table:table-cell office:value-type="float" office:value="1.17744" table:style-name="ce1">
            <text:p>1.17744</text:p>
          </table:table-cell>
          <table:table-cell office:value-type="float" office:value="1.0923" table:style-name="ce1">
            <text:p>1.0923</text:p>
          </table:table-cell>
          <table:table-cell office:value-type="float" office:value="1.0198799999999999" table:style-name="ce1">
            <text:p>1.01988</text:p>
          </table:table-cell>
          <table:table-cell office:value-type="float" office:value="0.95753999999999995" table:style-name="ce1">
            <text:p>0.95754</text:p>
          </table:table-cell>
          <table:table-cell office:value-type="float" office:value="0.903277" table:style-name="ce1">
            <text:p>0.903277</text:p>
          </table:table-cell>
          <table:table-cell office:value-type="float" office:value="0.85550499999999996" table:style-name="ce1">
            <text:p>0.855505</text:p>
          </table:table-cell>
          <table:table-cell office:value-type="float" office:value="0.81276199999999998" table:style-name="ce1">
            <text:p>0.812762</text:p>
          </table:table-cell>
          <table:table-cell office:value-type="float" office:value="0.77328600000000003" table:style-name="ce1">
            <text:p>0.773286</text:p>
          </table:table-cell>
          <table:table-cell office:value-type="float" office:value="0.73407699999999998" table:style-name="ce1">
            <text:p>0.734077</text:p>
          </table:table-cell>
          <table:table-cell office:value-type="float" office:value="0.68874500000000005" table:style-name="ce1">
            <text:p>0.688745</text:p>
          </table:table-cell>
          <table:table-cell office:value-type="float" office:value="0.62284399999999995" table:style-name="ce1">
            <text:p>0.622844</text:p>
          </table:table-cell>
          <table:table-cell office:value-type="float" office:value="0.50684799999999997" table:style-name="ce1">
            <text:p>0.506848</text:p>
          </table:table-cell>
          <table:table-cell office:value-type="float" office:value="0.29985000000000001" table:style-name="ce1">
            <text:p>0.29985</text:p>
          </table:table-cell>
          <table:table-cell office:value-type="float" office:value="0.16825300000000001" table:style-name="ce1">
            <text:p>0.16825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isplaement x</text:p>
          </table:table-cell>
          <table:table-cell office:value-type="float" office:value="-1.8686799999999999" table:style-name="ce1">
            <text:p>-1.86868</text:p>
          </table:table-cell>
          <table:table-cell office:value-type="float" office:value="-1.7600199999999999" table:style-name="ce1">
            <text:p>-1.76002</text:p>
          </table:table-cell>
          <table:table-cell office:value-type="float" office:value="-1.6180699999999999" table:style-name="ce1">
            <text:p>-1.61807</text:p>
          </table:table-cell>
          <table:table-cell office:value-type="float" office:value="-1.4732099999999999" table:style-name="ce1">
            <text:p>-1.47321</text:p>
          </table:table-cell>
          <table:table-cell office:value-type="float" office:value="-1.33643" table:style-name="ce1">
            <text:p>-1.33643</text:p>
          </table:table-cell>
          <table:table-cell office:value-type="float" office:value="-1.2091099999999999" table:style-name="ce1">
            <text:p>-1.20911</text:p>
          </table:table-cell>
          <table:table-cell office:value-type="float" office:value="-1.0904100000000001" table:style-name="ce1">
            <text:p>-1.09041</text:p>
          </table:table-cell>
          <table:table-cell office:value-type="float" office:value="-0.97920499999999999" table:style-name="ce1">
            <text:p>-0.979205</text:p>
          </table:table-cell>
          <table:table-cell office:value-type="float" office:value="-0.87448800000000004" table:style-name="ce1">
            <text:p>-0.874488</text:p>
          </table:table-cell>
          <table:table-cell office:value-type="float" office:value="-0.77542199999999994" table:style-name="ce1">
            <text:p>-0.775422</text:p>
          </table:table-cell>
          <table:table-cell office:value-type="float" office:value="-0.68132000000000004" table:style-name="ce1">
            <text:p>-0.68132</text:p>
          </table:table-cell>
          <table:table-cell office:value-type="float" office:value="-0.59161600000000003" table:style-name="ce1">
            <text:p>-0.591616</text:p>
          </table:table-cell>
          <table:table-cell office:value-type="float" office:value="-0.50584399999999996" table:style-name="ce1">
            <text:p>-0.505844</text:p>
          </table:table-cell>
          <table:table-cell office:value-type="float" office:value="-0.42362899999999998" table:style-name="ce1">
            <text:p>-0.423629</text:p>
          </table:table-cell>
          <table:table-cell office:value-type="float" office:value="-0.34469899999999998" table:style-name="ce1">
            <text:p>-0.344699</text:p>
          </table:table-cell>
          <table:table-cell office:value-type="float" office:value="-0.26894200000000001" table:style-name="ce1">
            <text:p>-0.268942</text:p>
          </table:table-cell>
          <table:table-cell office:value-type="float" office:value="-0.196578" table:style-name="ce1">
            <text:p>-0.196578</text:p>
          </table:table-cell>
          <table:table-cell office:value-type="float" office:value="-0.128585" table:style-name="ce1">
            <text:p>-0.128585</text:p>
          </table:table-cell>
          <table:table-cell office:value-type="float" office:value="-6.7722900000000003E-2" table:style-name="ce1">
            <text:p>-0.0677229</text:p>
          </table:table-cell>
          <table:table-cell office:value-type="float" office:value="-2.0566000000000001E-2" table:style-name="ce1">
            <text:p>-0.020566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Babak Safa</meta:initial-creator>
    <dc:creator>Naghizadeh Safa, Babak</dc:creator>
    <meta:creation-date>2021-06-30T17:23:57Z</meta:creation-date>
    <dc:date>2021-07-01T15:13:23Z</dc:date>
    <meta:editing-cycles>12</meta:editing-cycles>
    <meta:editing-duration>PT23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3.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_xx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Initial position (mm)</text:p>
            </chart:title>
          </chart:axis>
          <chart:series chart:label-cell-address="Sheet1.$B$3" chart:values-cell-range-address="Sheet1.$B$5:.$V$5" chart:class="chart:scatter" chart:attached-axis="primary-y" chart:style-name="G0S0">
            <chart:domain table:cell-range-address="Sheet1.$B$1:.$V$1"/>
            <chart:data-point chart:repeated="21"/>
          </chart:series>
          <chart:series chart:label-cell-address="Sheet1.$B$8" chart:values-cell-range-address="Sheet1.$B$10:.$V$10" chart:class="chart:scatter" chart:attached-axis="primary-y" chart:style-name="G0S1">
            <chart:domain table:cell-range-address="Sheet1.$B$1:.$V$1"/>
            <chart:data-point chart:repeated="21"/>
          </chart:series>
          <chart:series chart:label-cell-address="Sheet1.$B$13" chart:values-cell-range-address="Sheet1.$B$15:.$V$15" chart:class="chart:scatter" chart:attached-axis="primary-y" chart:style-name="G0S2">
            <chart:domain table:cell-range-address="Sheet1.$B$1:.$V$1"/>
            <chart:data-point chart:repeated="21"/>
          </chart:series>
          <chart:series chart:label-cell-address="Sheet1.$B$18" chart:values-cell-range-address="Sheet1.$B$19:.$V$19" chart:class="chart:scatter" chart:attached-axis="primary-y" chart:style-name="G0S3">
            <chart:domain table:cell-range-address="Sheet1.$B$1:.$V$1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3.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Displacement x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Initial position (mm)</text:p>
            </chart:title>
          </chart:axis>
          <chart:series chart:label-cell-address="Sheet1.$B$3" chart:values-cell-range-address="Sheet1.$B$6:.$V$6" chart:class="chart:scatter" chart:attached-axis="primary-y" chart:style-name="G0S0">
            <chart:domain table:cell-range-address="Sheet1.$B$1:.$V$1"/>
            <chart:data-point chart:repeated="21"/>
          </chart:series>
          <chart:series chart:label-cell-address="Sheet1.$B$8" chart:values-cell-range-address="Sheet1.$B$11:.$V$11" chart:class="chart:scatter" chart:attached-axis="primary-y" chart:style-name="G0S1">
            <chart:domain table:cell-range-address="Sheet1.$B$1:.$V$1"/>
            <chart:data-point chart:repeated="21"/>
          </chart:series>
          <chart:series chart:label-cell-address="Sheet1.$B$13" chart:values-cell-range-address="Sheet1.$B$16:.$V$16" chart:class="chart:scatter" chart:attached-axis="primary-y" chart:style-name="G0S2">
            <chart:domain table:cell-range-address="Sheet1.$B$1:.$V$1"/>
            <chart:data-point chart:repeated="21"/>
          </chart:series>
          <chart:series chart:label-cell-address="Sheet1.$B$18" chart:values-cell-range-address="Sheet1.$B$20:.$V$20" chart:class="chart:scatter" chart:attached-axis="primary-y" chart:style-name="G0S3">
            <chart:domain table:cell-range-address="Sheet1.$B$1:.$V$1"/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